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dddddd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89cm"/>
    </style:style>
    <style:style style:name="gr5" style:family="graphic" style:parent-style-name="standard">
      <style:graphic-properties draw:fill-color="#dddddd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858cm" svg:height="8.128cm" svg:x="5.572cm" svg:y="3.032cm">
          <text:p/>
        </draw:rect>
        <draw:rect draw:style-name="gr2" draw:text-style-name="P1" draw:layer="layout" svg:width="2.286cm" svg:height="1.016cm" svg:x="7.731cm" svg:y="3.413cm">
          <text:p text:style-name="P1">HTML</text:p>
        </draw:rect>
        <draw:rect draw:style-name="gr2" draw:text-style-name="P1" draw:layer="layout" svg:width="2.286cm" svg:height="1.016cm" svg:x="6.461cm" svg:y="5.699cm">
          <text:p text:style-name="P1">CSS</text:p>
        </draw:rect>
        <draw:rect draw:style-name="gr2" draw:text-style-name="P1" draw:layer="layout" svg:width="2.286cm" svg:height="1.016cm" svg:x="9.255cm" svg:y="5.699cm">
          <text:p text:style-name="P1">JS</text:p>
        </draw:rect>
        <draw:rect draw:style-name="gr2" draw:text-style-name="P1" draw:layer="layout" svg:width="2.286cm" svg:height="1.016cm" svg:x="9.326cm" svg:y="7.985cm">
          <text:p text:style-name="P1">jQuery</text:p>
        </draw:rect>
        <draw:line draw:style-name="gr3" draw:text-style-name="P1" draw:layer="layout" svg:x1="8.747cm" svg:y1="4.429cm" svg:x2="7.985cm" svg:y2="5.699cm">
          <text:p/>
        </draw:line>
        <draw:line draw:style-name="gr3" draw:text-style-name="P1" draw:layer="layout" svg:x1="9.509cm" svg:y1="4.429cm" svg:x2="10.017cm" svg:y2="5.699cm">
          <text:p/>
        </draw:line>
        <draw:line draw:style-name="gr3" draw:text-style-name="P1" draw:layer="layout" svg:x1="10.398cm" svg:y1="6.715cm" svg:x2="10.398cm" svg:y2="7.985cm">
          <text:p/>
        </draw:line>
        <draw:rect draw:style-name="gr2" draw:text-style-name="P1" draw:layer="layout" svg:width="1.778cm" svg:height="0.762cm" svg:x="9.636cm" svg:y="9.001cm">
          <text:p text:style-name="P1">AJAX</text:p>
        </draw:rect>
        <draw:frame draw:style-name="gr4" draw:layer="layout" svg:width="2.921cm" svg:height="1.139cm" svg:x="5.699cm" svg:y="11.164cm">
          <draw:text-box>
            <text:p>Website</text:p>
          </draw:text-box>
        </draw:frame>
        <draw:rect draw:style-name="gr5" draw:text-style-name="P1" draw:layer="layout" svg:width="6.477cm" svg:height="2.794cm" svg:x="12.557cm" svg:y="12.938cm">
          <text:p text:style-name="P1">Sunlight <text:s/>Foundation</text:p>
          <text:p text:style-name="P1">Congress API</text:p>
        </draw:rect>
        <draw:line draw:style-name="gr3" draw:text-style-name="P1" draw:layer="layout" svg:x1="11.414cm" svg:y1="9.763cm" svg:x2="13.954cm" svg:y2="12.938cm">
          <text:p/>
        </draw:line>
        <draw:rect draw:style-name="gr1" draw:text-style-name="P1" draw:layer="layout" svg:width="12.573cm" svg:height="8.636cm" svg:x="5.445cm" svg:y="16.367cm">
          <text:p/>
        </draw:rect>
        <draw:frame draw:style-name="gr4" draw:layer="layout" svg:width="7.774cm" svg:height="1.139cm" svg:x="5.291cm" svg:y="24.917cm">
          <draw:text-box>
            <text:p>Droplet (digital ocean vm)</text:p>
          </draw:text-box>
        </draw:frame>
        <draw:rect draw:style-name="gr2" draw:text-style-name="P1" draw:layer="layout" svg:width="3.81cm" svg:height="1.016cm" svg:x="7.223cm" svg:y="23.352cm">
          <text:p text:style-name="P1">Ubuntu 14</text:p>
        </draw:rect>
        <draw:rect draw:style-name="gr2" draw:text-style-name="P1" draw:layer="layout" svg:width="3.81cm" svg:height="1.016cm" svg:x="7.223cm" svg:y="19.415cm">
          <text:p text:style-name="P1">Django</text:p>
        </draw:rect>
        <draw:rect draw:style-name="gr2" draw:text-style-name="P1" draw:layer="layout" svg:width="3.81cm" svg:height="1.016cm" svg:x="7.223cm" svg:y="20.685cm">
          <text:p text:style-name="P1">Virtualenv</text:p>
        </draw:rect>
        <draw:rect draw:style-name="gr2" draw:text-style-name="P1" draw:layer="layout" svg:width="3.81cm" svg:height="1.016cm" svg:x="7.223cm" svg:y="22.082cm">
          <text:p text:style-name="P1">Python 2.7</text:p>
        </draw:rect>
        <draw:rect draw:style-name="gr2" draw:text-style-name="P1" draw:layer="layout" svg:width="5.969cm" svg:height="1.016cm" svg:x="5.826cm" svg:y="18.145cm">
          <text:p text:style-name="P1">Tastypie (REST API)</text:p>
        </draw:rect>
        <draw:rect draw:style-name="gr2" draw:text-style-name="P1" draw:layer="layout" svg:width="3.81cm" svg:height="1.016cm" svg:x="12.176cm" svg:y="20.685cm">
          <text:p text:style-name="P1">MySQL</text:p>
        </draw:rect>
        <draw:rect draw:style-name="gr2" draw:text-style-name="P1" draw:layer="layout" svg:width="4.15cm" svg:height="1.016cm" svg:x="12.176cm" svg:y="23.225cm">
          <text:p text:style-name="P1">Congress.yml</text:p>
        </draw:rect>
        <draw:rect draw:style-name="gr2" draw:text-style-name="P1" draw:layer="layout" svg:width="3.81cm" svg:height="1.016cm" svg:x="12.176cm" svg:y="18.145cm">
          <text:p text:style-name="P1">Zipcode.csv</text:p>
        </draw:rect>
        <draw:line draw:style-name="gr6" draw:text-style-name="P1" draw:layer="layout" svg:x1="14.081cm" svg:y1="19.288cm" svg:x2="14.081cm" svg:y2="20.685cm">
          <text:p/>
        </draw:line>
        <draw:line draw:style-name="gr6" draw:text-style-name="P1" draw:layer="layout" svg:x1="13.954cm" svg:y1="23.225cm" svg:x2="13.954cm" svg:y2="21.701cm">
          <text:p/>
        </draw:line>
        <draw:line draw:style-name="gr6" draw:text-style-name="P1" draw:layer="layout" svg:x1="12.176cm" svg:y1="21.193cm" svg:x2="11.033cm" svg:y2="21.193cm">
          <text:p/>
        </draw:line>
        <draw:line draw:style-name="gr3" draw:text-style-name="P1" draw:layer="layout" svg:x1="9.001cm" svg:y1="23.098cm" svg:x2="9.001cm" svg:y2="23.352cm">
          <text:p/>
        </draw:line>
        <draw:line draw:style-name="gr3" draw:text-style-name="P1" draw:layer="layout" svg:x1="9.001cm" svg:y1="21.701cm" svg:x2="9.001cm" svg:y2="22.082cm">
          <text:p/>
        </draw:line>
        <draw:line draw:style-name="gr3" draw:text-style-name="P1" draw:layer="layout" svg:x1="9.128cm" svg:y1="20.431cm" svg:x2="9.128cm" svg:y2="20.685cm">
          <text:p/>
        </draw:line>
        <draw:line draw:style-name="gr3" draw:text-style-name="P1" draw:layer="layout" svg:x1="9.255cm" svg:y1="19.161cm" svg:x2="9.255cm" svg:y2="19.415cm">
          <text:p/>
        </draw:line>
        <draw:line draw:style-name="gr3" draw:text-style-name="P1" draw:layer="layout" svg:x1="10.271cm" svg:y1="9.763cm" svg:x2="10.271cm" svg:y2="18.1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el Toback</meta:initial-creator>
    <meta:creation-date>2014-10-10T21:08:20.71</meta:creation-date>
    <dc:date>2014-10-10T23:17:24.04</dc:date>
    <dc:creator>Michael Toback</dc:creator>
    <meta:editing-duration>PT1H13M</meta:editing-duration>
    <meta:editing-cycles>2</meta:editing-cycles>
    <meta:generator>OpenOffice/4.0.1$Win32 OpenOffice.org_project/401m5$Build-9714</meta:generator>
    <meta:document-statistic meta:object-count="30"/>
  </office:meta>
</office:document-meta>
</file>